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99ccff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94bd5e"/>
    </style:style>
    <style:style style:name="ce2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666666"/>
    </style:style>
    <style:style style:name="ce33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47b8b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47b8b8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40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21">
      <style:table-cell-properties fo:background-color="#ffff99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9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6"/>
        <table:table-column table:style-name="co2" table:default-cell-style-name="ce8"/>
        <table:table-column table:style-name="co2" table:default-cell-style-name="ce13"/>
        <table:table-column table:style-name="co2" table:number-columns-repeated="3" table:default-cell-style-name="ce6"/>
        <table:table-column table:style-name="co2" table:default-cell-style-name="ce12"/>
        <table:table-column table:style-name="co2" table:number-columns-repeated="2" table:default-cell-style-name="ce6"/>
        <table:table-column table:style-name="co2" table:default-cell-style-name="ce15"/>
        <table:table-column table:style-name="co3" table:default-cell-style-name="ce17"/>
        <table:table-column table:style-name="co3" table:default-cell-style-name="ce12"/>
        <table:table-column table:style-name="co3" table:default-cell-style-name="ce21"/>
        <table:table-column table:style-name="co3" table:default-cell-style-name="ce13"/>
        <table:table-column table:style-name="co3" table:number-columns-repeated="3" table:default-cell-style-name="ce15"/>
        <table:table-column table:style-name="co3" table:default-cell-style-name="ce25"/>
        <table:table-column table:style-name="co3" table:number-columns-repeated="3" table:default-cell-style-name="ce15"/>
        <table:table-column table:style-name="co3" table:default-cell-style-name="ce18"/>
        <table:table-column table:style-name="co3" table:default-cell-style-name="ce25"/>
        <table:table-column table:style-name="co3" table:default-cell-style-name="ce8"/>
        <table:table-column table:style-name="co3" table:default-cell-style-name="ce6"/>
        <table:table-column table:style-name="co3" table:default-cell-style-name="ce12"/>
        <table:table-column table:style-name="co3" table:number-columns-repeated="2" table:default-cell-style-name="ce6"/>
        <table:table-column table:style-name="co3" table:default-cell-style-name="ce17"/>
        <table:table-column table:style-name="co3" table:default-cell-style-name="ce13"/>
        <table:table-column table:style-name="co3" table:default-cell-style-name="ce21"/>
        <table:table-column table:style-name="co4" table:default-cell-style-name="ce29"/>
        <table:table-column table:style-name="co3" table:number-columns-repeated="4" table:default-cell-style-name="ce31"/>
        <table:table-column table:style-name="co4" table:default-cell-style-name="ce29"/>
        <table:table-column table:style-name="co3" table:number-columns-repeated="3" table:default-cell-style-name="ce34"/>
        <table:table-column table:style-name="co3" table:default-cell-style-name="ce31"/>
        <table:table-column table:style-name="co4" table:default-cell-style-name="ce29"/>
        <table:table-column table:style-name="co3" table:number-columns-repeated="2" table:default-cell-style-name="ce36"/>
        <table:table-column table:style-name="co3" table:default-cell-style-name="ce31"/>
        <table:table-column table:style-name="co4" table:default-cell-style-name="ce29"/>
        <table:table-column table:style-name="co5" table:default-cell-style-name="ce39"/>
        <table:table-column table:style-name="co6" table:number-columns-repeated="4" table:default-cell-style-name="ce42"/>
        <table:table-column table:style-name="co4" table:default-cell-style-name="ce29"/>
        <table:table-column table:style-name="co6" table:default-cell-style-name="ce44"/>
        <table:table-column table:style-name="co7" table:default-cell-style-name="ce47"/>
        <table:table-column table:style-name="co4" table:default-cell-style-name="ce29"/>
        <table:table-column table:style-name="co6" table:default-cell-style-name="ce44"/>
        <table:table-column table:style-name="co2" table:default-cell-style-name="ce50"/>
        <table:table-column table:style-name="co4" table:default-cell-style-name="ce29"/>
        <table:table-column table:style-name="co6" table:default-cell-style-name="ce44"/>
        <table:table-column table:style-name="co7" table:default-cell-style-name="ce47"/>
        <table:table-column table:style-name="co2" table:number-columns-repeated="958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7" office:value-type="string" calcext:value-type="string">
            <text:p>RN</text:p>
          </table:table-cell>
          <table:table-cell table:style-name="ce9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14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6" office:value-type="string" calcext:value-type="string">
            <text:p>A13</text:p>
          </table:table-cell>
          <table:table-cell table:style-name="ce19" office:value-type="string" calcext:value-type="string">
            <text:p>A14 – LT</text:p>
          </table:table-cell>
          <table:table-cell table:style-name="ce20" office:value-type="string" calcext:value-type="string">
            <text:p>RN</text:p>
          </table:table-cell>
          <table:table-cell table:style-name="ce22" office:value-type="string" calcext:value-type="string">
            <text:p>M3-P</text:p>
          </table:table-cell>
          <table:table-cell table:style-name="ce23" office:value-type="string" calcext:value-type="string">
            <text:p>A15</text:p>
          </table:table-cell>
          <table:table-cell table:style-name="ce23" office:value-type="string" calcext:value-type="string">
            <text:p>A16</text:p>
          </table:table-cell>
          <table:table-cell table:style-name="ce23" office:value-type="string" calcext:value-type="string">
            <text:p>A17</text:p>
          </table:table-cell>
          <table:table-cell table:style-name="ce24" office:value-type="string" calcext:value-type="string">
            <text:p>A17 – LT</text:p>
          </table:table-cell>
          <table:table-cell table:style-name="ce23" office:value-type="string" calcext:value-type="string">
            <text:p>A18 – RD</text:p>
          </table:table-cell>
          <table:table-cell table:style-name="ce23" office:value-type="string" calcext:value-type="string">
            <text:p>A18 – FD</text:p>
          </table:table-cell>
          <table:table-cell table:style-name="ce23" office:value-type="string" calcext:value-type="string">
            <text:p>A19</text:p>
          </table:table-cell>
          <table:table-cell table:style-name="ce26" office:value-type="string" calcext:value-type="string">
            <text:p>A20</text:p>
          </table:table-cell>
          <table:table-cell table:style-name="ce24" office:value-type="string" calcext:value-type="string">
            <text:p>A21 – LT</text:p>
          </table:table-cell>
          <table:table-cell table:style-name="ce20" office:value-type="string" calcext:value-type="string">
            <text:p>RN</text:p>
          </table:table-cell>
          <table:table-cell table:style-name="ce27" office:value-type="string" calcext:value-type="string">
            <text:p>A22</text:p>
          </table:table-cell>
          <table:table-cell table:style-name="ce19" office:value-type="string" calcext:value-type="string">
            <text:p>A22 – LT</text:p>
          </table:table-cell>
          <table:table-cell table:style-name="ce27" office:value-type="string" calcext:value-type="string">
            <text:p>A23 – 1</text:p>
          </table:table-cell>
          <table:table-cell table:style-name="ce27" office:value-type="string" calcext:value-type="string">
            <text:p>A23 – 2</text:p>
          </table:table-cell>
          <table:table-cell table:style-name="ce16" office:value-type="string" calcext:value-type="string">
            <text:p>A24</text:p>
          </table:table-cell>
          <table:table-cell table:style-name="ce22" office:value-type="string" calcext:value-type="string">
            <text:p>M4-P</text:p>
          </table:table-cell>
          <table:table-cell table:style-name="ce20" office:value-type="string" calcext:value-type="string">
            <text:p>RN</text:p>
          </table:table-cell>
          <table:table-cell table:style-name="ce28"/>
          <table:table-cell table:style-name="ce30" office:value-type="string" calcext:value-type="string">
            <text:p>RN – FINAL</text:p>
          </table:table-cell>
          <table:table-cell table:style-name="ce30" office:value-type="string" calcext:value-type="string">
            <text:p>MP – FINAL</text:p>
          </table:table-cell>
          <table:table-cell table:style-name="ce30" office:value-type="string" calcext:value-type="string">
            <text:p>RP – FINAL</text:p>
          </table:table-cell>
          <table:table-cell table:style-name="ce30" office:value-type="string" calcext:value-type="string">
            <text:p>WPSA – FINAL</text:p>
          </table:table-cell>
          <table:table-cell table:style-name="ce28"/>
          <table:table-cell table:style-name="ce33" office:value-type="string" calcext:value-type="string">
            <text:p>FP 1 – Poster</text:p>
          </table:table-cell>
          <table:table-cell table:style-name="ce33" office:value-type="string" calcext:value-type="string">
            <text:p>FP 2 – Present</text:p>
          </table:table-cell>
          <table:table-cell table:style-name="ce33" office:value-type="string" calcext:value-type="string">
            <text:p>FP 3 – Paper</text:p>
          </table:table-cell>
          <table:table-cell table:style-name="ce30" office:value-type="string" calcext:value-type="string">
            <text:p>FP Final</text:p>
          </table:table-cell>
          <table:table-cell table:style-name="ce28"/>
          <table:table-cell table:style-name="ce35" office:value-type="string" calcext:value-type="string">
            <text:p>CP1</text:p>
          </table:table-cell>
          <table:table-cell table:style-name="ce35" office:value-type="string" calcext:value-type="string">
            <text:p>CP2</text:p>
          </table:table-cell>
          <table:table-cell table:style-name="ce30" office:value-type="string" calcext:value-type="string">
            <text:p>CP – Final</text:p>
          </table:table-cell>
          <table:table-cell table:style-name="ce28"/>
          <table:table-cell table:style-name="ce37" office:value-type="string" calcext:value-type="string">
            <text:p>Final Grade</text:p>
          </table:table-cell>
          <table:table-cell table:style-name="ce38" office:value-type="string" calcext:value-type="string">
            <text:p>Final Grade</text:p>
          </table:table-cell>
          <table:table-cell table:style-name="ce38" office:value-type="string" calcext:value-type="string">
            <text:p>Submitted Grade</text:p>
          </table:table-cell>
          <table:table-cell table:style-name="ce38" office:value-type="string" calcext:value-type="string">
            <text:p>Final GPA</text:p>
          </table:table-cell>
          <table:table-cell table:style-name="ce38" office:value-type="string" calcext:value-type="string">
            <text:p>Submitted GPA</text:p>
          </table:table-cell>
          <table:table-cell table:style-name="ce28"/>
          <table:table-cell table:style-name="ce43" office:value-type="string" calcext:value-type="string">
            <text:p>Letter Grade</text:p>
          </table:table-cell>
          <table:table-cell table:style-name="ce46" office:value-type="string" calcext:value-type="string">
            <text:p>Numerical Grade</text:p>
          </table:table-cell>
          <table:table-cell table:style-name="ce28"/>
          <table:table-cell table:style-name="ce43" office:value-type="string" calcext:value-type="string">
            <text:p>Letter Grade</text:p>
          </table:table-cell>
          <table:table-cell table:style-name="ce49" office:value-type="string" calcext:value-type="string">
            <text:p>GPA </text:p>
          </table:table-cell>
          <table:table-cell table:style-name="ce28"/>
          <table:table-cell table:style-name="ce43"/>
          <table:table-cell table:style-name="ce46"/>
          <table:table-cell table:style-name="ce53" table:number-columns-repeated="958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7"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2]; [.$BG$3:.$BH$15]; 2; 0); VLOOKUP([.S2]; [.$BG$3:.$BH$15]; 2; 0); VLOOKUP([.AD2]; [.$BG$3:.$BH$15]; 2; 0); VLOOKUP([.AK2]; [.$BG$3:.$BH$15]; 2; 0))) / 400 * 0.1" office:value-type="float" office:value="0.09275" calcext:value-type="float">
            <text:p>0.09275</text:p>
          </table:table-cell>
          <table:table-cell table:formula="of:=(SUM(VLOOKUP([.Q2]; [.$BG$3:.$BH$15]; 2; 0); VLOOKUP([.AB2]; [.$BG$3:.$BH$15]; 2; 0); VLOOKUP([.AI2]; [.$BG$3:.$BH$15]; 2; 0))) / 300 * 0.3" office:value-type="float" office:value="0.288" calcext:value-type="float">
            <text:p>0.288</text:p>
          </table:table-cell>
          <table:table-cell table:formula="of:=(SUM(VLOOKUP([.M2]; [.$BG$3:.$BH$15]; 2; 0); VLOOKUP([.R2]; [.$BG$3:.$BH$15]; 2; 0); VLOOKUP([.X2]; [.$BG$3:.$BH$15]; 2; 0); VLOOKUP([.AC2]; [.$BG$3:.$BH$15]; 2; 0); VLOOKUP([.AF2]; [.$BG$3:.$BH$15]; 2; 0); VLOOKUP([.T2]; [.$BG$3:.$BH$15]; 2; 0))) / 600 * 0.15" office:value-type="float" office:value="0.139" calcext:value-type="float">
            <text:p>0.139</text:p>
          </table:table-cell>
          <table:table-cell table:formula="of:=(SUM(VLOOKUP([.B2]; [.$BG$3:.$BH$15]; 2; 0); VLOOKUP([.C2]; [.$BG$3:.$BH$15]; 2; 0); VLOOKUP([.D2]; [.$BG$3:.$BH$15]; 2; 0); VLOOKUP([.E2]; [.$BG$3:.$BH$15]; 2; 0); VLOOKUP([.F2]; [.$BG$3:.$BH$15]; 2; 0); VLOOKUP([.G2]; [.$BG$3:.$BH$15]; 2; 0); VLOOKUP([.J2]; [.$BG$3:.$BH$15]; 2; 0); VLOOKUP([.K2]; [.$BG$3:.$BH$15]; 2; 0); VLOOKUP([.L2]; [.$BG$3:.$BH$15]; 2; 0); VLOOKUP([.N2]; [.$BG$3:.$BH$15]; 2; 0); VLOOKUP([.O2]; [.$BG$3:.$BH$15]; 2; 0); VLOOKUP([.P2]; [.$BG$3:.$BH$15]; 2; 0); VLOOKUP([.U2]; [.$BG$3:.$BH$15]; 2; 0); VLOOKUP([.V2]; [.$BG$3:.$BH$15]; 2; 0); VLOOKUP([.W2]; [.$BG$3:.$BH$15]; 2; 0); VLOOKUP([.Y2]; [.$BG$3:.$BH$15]; 2; 0); VLOOKUP([.Z2]; [.$BG$3:.$BH$15]; 2; 0); VLOOKUP([.AA2]; [.$BG$3:.$BH$15]; 2; 0); VLOOKUP([.AE2]; [.$BG$3:.$BH$15]; 2; 0); VLOOKUP([.AG2]; [.$BG$3:.$BH$15]; 2; 0); VLOOKUP([.AH2]; [.$BG$3:.$BH$15]; 2; 0))) / 2100 * 0.15" office:value-type="float" office:value="0.141357142857143" calcext:value-type="float">
            <text:p>0.141357142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formula="of:=(SUM(VLOOKUP([.AR2]; [.$BG$3:.$BH$15]; 2; 0); VLOOKUP([.AS2]; [.$BG$3:.$BH$15]; 2; 0); VLOOKUP([.AT2]; [.$BG$3:.$BH$15]; 2; 0))) / 300 * 0.2" office:value-type="float" office:value="0.187333333333333" calcext:value-type="float">
            <text:p>0.187333333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W2]; [.$BG$3:.$BH$15]; 2; 0); VLOOKUP([.AX2]; [.$BG$3:.$BH$15]; 2; 0))) / 200 * 0.1" office:value-type="float" office:value="0.096" calcext:value-type="float">
            <text:p>0.096</text:p>
          </table:table-cell>
          <table:table-cell/>
          <table:table-cell table:style-name="ce37"/>
          <table:table-cell table:style-name="ce38" table:formula="of:=IF(aw#REF!&gt;=0.9875;&quot;A+&quot;;  IF(aw#REF!&gt;=0.94; &quot;A&quot;; IF(aw#REF!&gt;=0.9; &quot;A-&quot;; IF(aw#REF!&gt;=0.87; &quot;B+&quot;; IF(aw#REF!&gt;=0.84;&quot;B&quot;; IF(aw#REF!&gt;=0.8; &quot;B-&quot;; IF(aw#REF!&gt;=0.77; &quot;C+&quot;; IF(aw#REF!&gt;=0.74;&quot;C&quot;; IF(aw#REF!&gt;=0.7; &quot;C-&quot;; IF(aw#REF!&gt;=0.67; &quot;D+&quot;; IF(aw#REF!&gt;=0.64;&quot;D&quot;; IF(aw#REF!&gt;=0.6; &quot;D-&quot;; &quot;F&quot;))))))))))))" office:value-type="string" office:string-value="" calcext:value-type="error">
            <text:p>Err:509</text:p>
          </table:table-cell>
          <table:table-cell table:style-name="ce38" office:value-type="string" calcext:value-type="string">
            <text:p>B+</text:p>
          </table:table-cell>
          <table:table-cell table:style-name="ce38" table:formula="of:=VLOOKUP([.BB2]; [.$BJ$2:.$BK$15]; 2; 0)" office:value-type="string" office:string-value="" calcext:value-type="error">
            <text:p>Err:509</text:p>
          </table:table-cell>
          <table:table-cell table:style-name="ce38"/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+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A</text:p>
          </table:table-cell>
          <table:table-cell/>
          <table:table-cell table:formula="of:=(SUM(VLOOKUP([.H3]; [.$BG$3:.$BH$15]; 2; 0); VLOOKUP([.S3]; [.$BG$3:.$BH$15]; 2; 0); VLOOKUP([.AD3]; [.$BG$3:.$BH$15]; 2; 0); VLOOKUP([.AK3]; [.$BG$3:.$BH$15]; 2; 0))) / 400 * 0.1" office:value-type="float" office:value="0.091" calcext:value-type="float">
            <text:p>0.091</text:p>
          </table:table-cell>
          <table:table-cell table:formula="of:=(SUM(VLOOKUP([.Q3]; [.$BG$3:.$BH$15]; 2; 0); VLOOKUP([.AB3]; [.$BG$3:.$BH$15]; 2; 0); VLOOKUP([.AI3]; [.$BG$3:.$BH$15]; 2; 0))) / 300 * 0.3" office:value-type="float" office:value="0.261" calcext:value-type="float">
            <text:p>0.261</text:p>
          </table:table-cell>
          <table:table-cell table:formula="of:=(SUM(VLOOKUP([.M3]; [.$BG$3:.$BH$15]; 2; 0); VLOOKUP([.R3]; [.$BG$3:.$BH$15]; 2; 0); VLOOKUP([.X3]; [.$BG$3:.$BH$15]; 2; 0); VLOOKUP([.AC3]; [.$BG$3:.$BH$15]; 2; 0); VLOOKUP([.AF3]; [.$BG$3:.$BH$15]; 2; 0);  VLOOKUP([.AJ3]; [.$BG$3:.$BH$15]; 2; 0)   )) / 600 * 0.15" office:value-type="float" office:value="0.1385" calcext:value-type="float">
            <text:p>0.1385</text:p>
          </table:table-cell>
          <table:table-cell table:formula="of:=(SUM(VLOOKUP([.B3]; [.$BG$3:.$BH$15]; 2; 0); VLOOKUP([.C3]; [.$BG$3:.$BH$15]; 2; 0); VLOOKUP([.D3]; [.$BG$3:.$BH$15]; 2; 0); VLOOKUP([.E3]; [.$BG$3:.$BH$15]; 2; 0); VLOOKUP([.F3]; [.$BG$3:.$BH$15]; 2; 0); VLOOKUP([.G3]; [.$BG$3:.$BH$15]; 2; 0); VLOOKUP([.J3]; [.$BG$3:.$BH$15]; 2; 0); VLOOKUP([.K3]; [.$BG$3:.$BH$15]; 2; 0); VLOOKUP([.L3]; [.$BG$3:.$BH$15]; 2; 0); VLOOKUP([.N3]; [.$BG$3:.$BH$15]; 2; 0); VLOOKUP([.O3]; [.$BG$3:.$BH$15]; 2; 0); VLOOKUP([.P3]; [.$BG$3:.$BH$15]; 2; 0); VLOOKUP([.U3]; [.$BG$3:.$BH$15]; 2; 0); VLOOKUP([.V3]; [.$BG$3:.$BH$15]; 2; 0); VLOOKUP([.W3]; [.$BG$3:.$BH$15]; 2; 0); VLOOKUP([.Y3]; [.$BG$3:.$BH$15]; 2; 0); VLOOKUP([.Z3]; [.$BG$3:.$BH$15]; 2; 0); VLOOKUP([.AA3]; [.$BG$3:.$BH$15]; 2; 0); VLOOKUP([.AE3]; [.$BG$3:.$BH$15]; 2; 0); VLOOKUP([.AG3]; [.$BG$3:.$BH$15]; 2; 0); VLOOKUP([.AH3]; [.$BG$3:.$BH$15]; 2; 0))) / 2100 * 0.15" office:value-type="float" office:value="0.137142857142857" calcext:value-type="float">
            <text:p>0.1371428571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formula="of:=(SUM(VLOOKUP([.AR3]; [.$BG$3:.$BH$15]; 2; 0); VLOOKUP([.AS3]; [.$BG$3:.$BH$15]; 2; 0); VLOOKUP([.AT3]; [.$BG$3:.$BH$15]; 2; 0))) / 300 * 0.2" office:value-type="float" office:value="0.172" calcext:value-type="float">
            <text:p>0.172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W3]; [.$BG$3:.$BH$15]; 2; 0); VLOOKUP([.AX3]; [.$BG$3:.$BH$15]; 2; 0))) / 200 * 0.1" office:value-type="float" office:value="0.089" calcext:value-type="float">
            <text:p>0.089</text:p>
          </table:table-cell>
          <table:table-cell/>
          <table:table-cell table:style-name="ce37"/>
          <table:table-cell table:style-name="ce38"/>
          <table:table-cell table:style-name="ce38" office:value-type="string" calcext:value-type="string">
            <text:p>B</text:p>
          </table:table-cell>
          <table:table-cell table:style-name="ce38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8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style-name="ce17" office:value-type="string" calcext:value-type="string">
            <text:p>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4]; [.$BG$3:.$BH$15]; 2; 0); VLOOKUP([.S4]; [.$BG$3:.$BH$15]; 2; 0); VLOOKUP([.AD4]; [.$BG$3:.$BH$15]; 2; 0); VLOOKUP([.AK4]; [.$BG$3:.$BH$15]; 2; 0))) / 400 * 0.1" office:value-type="float" office:value="0.024" calcext:value-type="float">
            <text:p>0.024</text:p>
          </table:table-cell>
          <table:table-cell table:formula="of:=(SUM(VLOOKUP([.Q4]; [.$BG$3:.$BH$15]; 2; 0); VLOOKUP([.AB4]; [.$BG$3:.$BH$15]; 2; 0); VLOOKUP([.AI4]; [.$BG$3:.$BH$15]; 2; 0))) / 300 * 0.3" office:value-type="float" office:value="0.086" calcext:value-type="float">
            <text:p>0.086</text:p>
          </table:table-cell>
          <table:table-cell table:formula="of:=(SUM(VLOOKUP([.M4]; [.$BG$3:.$BH$15]; 2; 0); VLOOKUP([.R4]; [.$BG$3:.$BH$15]; 2; 0); VLOOKUP([.X4]; [.$BG$3:.$BH$15]; 2; 0); VLOOKUP([.AC4]; [.$BG$3:.$BH$15]; 2; 0); VLOOKUP([.AF4]; [.$BG$3:.$BH$15]; 2; 0);  VLOOKUP([.AJ4]; [.$BG$3:.$BH$15]; 2; 0)   )) / 600 * 0.15" office:value-type="float" office:value="0.1175" calcext:value-type="float">
            <text:p>0.1175</text:p>
          </table:table-cell>
          <table:table-cell table:formula="of:=(SUM(VLOOKUP([.B4]; [.$BG$3:.$BH$15]; 2; 0); VLOOKUP([.C4]; [.$BG$3:.$BH$15]; 2; 0); VLOOKUP([.D4]; [.$BG$3:.$BH$15]; 2; 0); VLOOKUP([.E4]; [.$BG$3:.$BH$15]; 2; 0); VLOOKUP([.F4]; [.$BG$3:.$BH$15]; 2; 0); VLOOKUP([.G4]; [.$BG$3:.$BH$15]; 2; 0); VLOOKUP([.J4]; [.$BG$3:.$BH$15]; 2; 0); VLOOKUP([.K4]; [.$BG$3:.$BH$15]; 2; 0); VLOOKUP([.L4]; [.$BG$3:.$BH$15]; 2; 0); VLOOKUP([.N4]; [.$BG$3:.$BH$15]; 2; 0); VLOOKUP([.O4]; [.$BG$3:.$BH$15]; 2; 0); VLOOKUP([.P4]; [.$BG$3:.$BH$15]; 2; 0); VLOOKUP([.U4]; [.$BG$3:.$BH$15]; 2; 0); VLOOKUP([.V4]; [.$BG$3:.$BH$15]; 2; 0); VLOOKUP([.W4]; [.$BG$3:.$BH$15]; 2; 0); VLOOKUP([.Y4]; [.$BG$3:.$BH$15]; 2; 0); VLOOKUP([.Z4]; [.$BG$3:.$BH$15]; 2; 0); VLOOKUP([.AA4]; [.$BG$3:.$BH$15]; 2; 0); VLOOKUP([.AE4]; [.$BG$3:.$BH$15]; 2; 0); VLOOKUP([.AG4]; [.$BG$3:.$BH$15]; 2; 0); VLOOKUP([.AH4]; [.$BG$3:.$BH$15]; 2; 0))) / 2100 * 0.15" office:value-type="float" office:value="0.119714285714286" calcext:value-type="float">
            <text:p>0.1197142857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formula="of:=(SUM(VLOOKUP([.AR4]; [.$BG$3:.$BH$15]; 2; 0); VLOOKUP([.AS4]; [.$BG$3:.$BH$15]; 2; 0); VLOOKUP([.AT4]; [.$BG$3:.$BH$15]; 2; 0))) / 300 * 0.2" office:value-type="float" office:value="0.121333333333333" calcext:value-type="float">
            <text:p>0.1213333333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W4]; [.$BG$3:.$BH$15]; 2; 0); VLOOKUP([.AX4]; [.$BG$3:.$BH$15]; 2; 0))) / 200 * 0.1" office:value-type="float" office:value="0.086" calcext:value-type="float">
            <text:p>0.086</text:p>
          </table:table-cell>
          <table:table-cell/>
          <table:table-cell table:style-name="ce37"/>
          <table:table-cell table:style-name="ce38"/>
          <table:table-cell table:style-name="ce38" office:value-type="string" calcext:value-type="string">
            <text:p>A</text:p>
          </table:table-cell>
          <table:table-cell table:style-name="ce38" table:number-columns-repeated="2"/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2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17" office:value-type="string" calcext:value-type="string">
            <text:p>B</text:p>
          </table:table-cell>
          <table:table-cell table:style-name="ce12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5]; [.$BG$3:.$BH$15]; 2; 0); VLOOKUP([.S5]; [.$BG$3:.$BH$15]; 2; 0); VLOOKUP([.AD5]; [.$BG$3:.$BH$15]; 2; 0); VLOOKUP([.AK5]; [.$BG$3:.$BH$15]; 2; 0))) / 400 * 0.1" office:value-type="float" office:value="0.04475" calcext:value-type="float">
            <text:p>0.04475</text:p>
          </table:table-cell>
          <table:table-cell table:formula="of:=(SUM(VLOOKUP([.Q5]; [.$BG$3:.$BH$15]; 2; 0); VLOOKUP([.AB5]; [.$BG$3:.$BH$15]; 2; 0); VLOOKUP([.AI5]; [.$BG$3:.$BH$15]; 2; 0))) / 300 * 0.3" office:value-type="float" office:value="0.172" calcext:value-type="float">
            <text:p>0.172</text:p>
          </table:table-cell>
          <table:table-cell table:formula="of:=(SUM(VLOOKUP([.M5]; [.$BG$3:.$BH$15]; 2; 0); VLOOKUP([.R5]; [.$BG$3:.$BH$15]; 2; 0); VLOOKUP([.X5]; [.$BG$3:.$BH$15]; 2; 0); VLOOKUP([.AC5]; [.$BG$3:.$BH$15]; 2; 0); VLOOKUP([.AF5]; [.$BG$3:.$BH$15]; 2; 0);  VLOOKUP([.AJ5]; [.$BG$3:.$BH$15]; 2; 0)   )) / 600 * 0.15" office:value-type="float" office:value="0.13175" calcext:value-type="float">
            <text:p>0.13175</text:p>
          </table:table-cell>
          <table:table-cell table:formula="of:=(SUM(VLOOKUP([.B5]; [.$BG$3:.$BH$15]; 2; 0); VLOOKUP([.C5]; [.$BG$3:.$BH$15]; 2; 0); VLOOKUP([.D5]; [.$BG$3:.$BH$15]; 2; 0); VLOOKUP([.E5]; [.$BG$3:.$BH$15]; 2; 0); VLOOKUP([.F5]; [.$BG$3:.$BH$15]; 2; 0); VLOOKUP([.G5]; [.$BG$3:.$BH$15]; 2; 0); VLOOKUP([.J5]; [.$BG$3:.$BH$15]; 2; 0); VLOOKUP([.K5]; [.$BG$3:.$BH$15]; 2; 0); VLOOKUP([.L5]; [.$BG$3:.$BH$15]; 2; 0); VLOOKUP([.N5]; [.$BG$3:.$BH$15]; 2; 0); VLOOKUP([.O5]; [.$BG$3:.$BH$15]; 2; 0); VLOOKUP([.P5]; [.$BG$3:.$BH$15]; 2; 0); VLOOKUP([.U5]; [.$BG$3:.$BH$15]; 2; 0); VLOOKUP([.V5]; [.$BG$3:.$BH$15]; 2; 0); VLOOKUP([.W5]; [.$BG$3:.$BH$15]; 2; 0); VLOOKUP([.Y5]; [.$BG$3:.$BH$15]; 2; 0); VLOOKUP([.Z5]; [.$BG$3:.$BH$15]; 2; 0); VLOOKUP([.AA5]; [.$BG$3:.$BH$15]; 2; 0); VLOOKUP([.AE5]; [.$BG$3:.$BH$15]; 2; 0); VLOOKUP([.AG5]; [.$BG$3:.$BH$15]; 2; 0); VLOOKUP([.AH5]; [.$BG$3:.$BH$15]; 2; 0))) / 2100 * 0.15" office:value-type="float" office:value="0.114928571428571" calcext:value-type="float">
            <text:p>0.114928571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5]; [.$BG$3:.$BH$15]; 2; 0); VLOOKUP([.AS5]; [.$BG$3:.$BH$15]; 2; 0); VLOOKUP([.AT5]; [.$BG$3:.$BH$15]; 2; 0))) / 300 * 0.2" office:value-type="float" office:value="0.165333333333333" calcext:value-type="float">
            <text:p>0.165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W5]; [.$BG$3:.$BH$15]; 2; 0); VLOOKUP([.AX5]; [.$BG$3:.$BH$15]; 2; 0))) / 200 * 0.1" office:value-type="float" office:value="0.083" calcext:value-type="float">
            <text:p>0.083</text:p>
          </table:table-cell>
          <table:table-cell/>
          <table:table-cell table:style-name="ce38" table:formula="of:=AVERAGE(#REF!)" office:value-type="string" office:string-value="" calcext:value-type="error">
            <text:p>#REF!</text:p>
          </table:table-cell>
          <table:table-cell table:style-name="ce38"/>
          <table:table-cell table:style-name="ce38" office:value-type="string" calcext:value-type="string">
            <text:p>C-</text:p>
          </table:table-cell>
          <table:table-cell table:style-name="ce38" table:number-columns-repeated="2"/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11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F</text:p>
          </table:table-cell>
          <table:table-cell table:style-name="ce6" office:value-type="string" calcext:value-type="string">
            <text:p>F</text:p>
          </table:table-cell>
          <table:table-cell table:style-name="ce11" table:number-columns-repeated="2"/>
          <table:table-cell table:style-name="ce8" office:value-type="string" calcext:value-type="string">
            <text:p>F</text:p>
          </table:table-cell>
          <table:table-cell table:style-name="ce11" table:number-columns-repeated="23"/>
          <table:table-cell table:style-name="ce32"/>
          <table:table-cell table:style-name="ce11" table:number-columns-repeated="4"/>
          <table:table-cell table:style-name="ce32"/>
          <table:table-cell table:style-name="ce11" table:number-columns-repeated="3"/>
          <table:table-cell table:style-name="ce32"/>
          <table:table-cell table:style-name="ce11"/>
          <table:table-cell table:style-name="ce40"/>
          <table:table-cell table:style-name="ce40" office:value-type="string" calcext:value-type="string">
            <text:p>C-</text:p>
          </table:table-cell>
          <table:table-cell table:style-name="ce40" table:number-columns-repeated="2"/>
          <table:table-cell table:style-name="ce32"/>
          <table:table-cell table:style-name="Default"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ce47" office:value-type="float" office:value="3" calcext:value-type="float">
            <text:p>3</text:p>
          </table:table-cell>
          <table:table-cell/>
          <table:table-cell table:style-name="Default"/>
          <table:table-cell table:style-name="ce52"/>
          <table:table-cell table:style-name="ce32" table:number-columns-repeated="958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7]; [.$BG$3:.$BH$15]; 2; 0); VLOOKUP([.S7]; [.$BG$3:.$BH$15]; 2; 0); VLOOKUP([.AD7]; [.$BG$3:.$BH$15]; 2; 0); VLOOKUP([.AK7]; [.$BG$3:.$BH$15]; 2; 0))) / 400 * 0.1" office:value-type="float" office:value="0.04225" calcext:value-type="float">
            <text:p>0.04225</text:p>
          </table:table-cell>
          <table:table-cell table:formula="of:=(SUM(VLOOKUP([.Q7]; [.$BG$3:.$BH$15]; 2; 0); VLOOKUP([.AB7]; [.$BG$3:.$BH$15]; 2; 0); VLOOKUP([.AI7]; [.$BG$3:.$BH$15]; 2; 0))) / 300 * 0.3" office:value-type="float" office:value="0.166" calcext:value-type="float">
            <text:p>0.166</text:p>
          </table:table-cell>
          <table:table-cell table:formula="of:=(SUM(VLOOKUP([.M7]; [.$BG$3:.$BH$15]; 2; 0); VLOOKUP([.R7]; [.$BG$3:.$BH$15]; 2; 0); VLOOKUP([.X7]; [.$BG$3:.$BH$15]; 2; 0); VLOOKUP([.AC7]; [.$BG$3:.$BH$15]; 2; 0); VLOOKUP([.AF7]; [.$BG$3:.$BH$15]; 2; 0);  VLOOKUP([.AJ7]; [.$BG$3:.$BH$15]; 2; 0))) / 600 * 0.15" office:value-type="float" office:value="0.1375" calcext:value-type="float">
            <text:p>0.1375</text:p>
          </table:table-cell>
          <table:table-cell table:formula="of:=(SUM(VLOOKUP([.B7]; [.$BG$3:.$BH$15]; 2; 0); VLOOKUP([.C7]; [.$BG$3:.$BH$15]; 2; 0); VLOOKUP([.D7]; [.$BG$3:.$BH$15]; 2; 0); VLOOKUP([.E7]; [.$BG$3:.$BH$15]; 2; 0); VLOOKUP([.F7]; [.$BG$3:.$BH$15]; 2; 0); VLOOKUP([.G7]; [.$BG$3:.$BH$15]; 2; 0); VLOOKUP([.J7]; [.$BG$3:.$BH$15]; 2; 0); VLOOKUP([.K7]; [.$BG$3:.$BH$15]; 2; 0); VLOOKUP([.L7]; [.$BG$3:.$BH$15]; 2; 0); VLOOKUP([.N7]; [.$BG$3:.$BH$15]; 2; 0); VLOOKUP([.O7]; [.$BG$3:.$BH$15]; 2; 0); VLOOKUP([.P7]; [.$BG$3:.$BH$15]; 2; 0); VLOOKUP([.U7]; [.$BG$3:.$BH$15]; 2; 0); VLOOKUP([.V7]; [.$BG$3:.$BH$15]; 2; 0); VLOOKUP([.W7]; [.$BG$3:.$BH$15]; 2; 0); VLOOKUP([.Y7]; [.$BG$3:.$BH$15]; 2; 0); VLOOKUP([.Z7]; [.$BG$3:.$BH$15]; 2; 0); VLOOKUP([.AA7]; [.$BG$3:.$BH$15]; 2; 0); VLOOKUP([.AE7]; [.$BG$3:.$BH$15]; 2; 0); VLOOKUP([.AG7]; [.$BG$3:.$BH$15]; 2; 0); VLOOKUP([.AH7]; [.$BG$3:.$BH$15]; 2; 0))) / 2100 * 0.15" office:value-type="float" office:value="0.121071428571429" calcext:value-type="float">
            <text:p>0.1210714286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7]; [.$BG$3:.$BH$15]; 2; 0); VLOOKUP([.AS7]; [.$BG$3:.$BH$15]; 2; 0); VLOOKUP([.AT7]; [.$BG$3:.$BH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7]; [.$BG$3:.$BH$15]; 2; 0); VLOOKUP([.AX7]; [.$BG$3:.$BH$15]; 2; 0))) / 200 * 0.1" office:value-type="float" office:value="0.086" calcext:value-type="float">
            <text:p>0.086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B</text:p>
          </table:table-cell>
          <table:table-cell table:style-name="ce38" table:number-columns-repeated="2"/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8]; [.$BG$3:.$BH$15]; 2; 0); VLOOKUP([.S8]; [.$BG$3:.$BH$15]; 2; 0); VLOOKUP([.AD8]; [.$BG$3:.$BH$15]; 2; 0); VLOOKUP([.AK8]; [.$BG$3:.$BH$15]; 2; 0))) / 400 * 0.1" office:value-type="float" office:value="0.07125" calcext:value-type="float">
            <text:p>0.07125</text:p>
          </table:table-cell>
          <table:table-cell table:formula="of:=(SUM(VLOOKUP([.Q8]; [.$BG$3:.$BH$15]; 2; 0); VLOOKUP([.AB8]; [.$BG$3:.$BH$15]; 2; 0); VLOOKUP([.AI8]; [.$BG$3:.$BH$15]; 2; 0))) / 300 * 0.3" office:value-type="float" office:value="0.275" calcext:value-type="float">
            <text:p>0.275</text:p>
          </table:table-cell>
          <table:table-cell table:formula="of:=(SUM(VLOOKUP([.M8]; [.$BG$3:.$BH$15]; 2; 0); VLOOKUP([.R8]; [.$BG$3:.$BH$15]; 2; 0); VLOOKUP([.X8]; [.$BG$3:.$BH$15]; 2; 0); VLOOKUP([.AC8]; [.$BG$3:.$BH$15]; 2; 0); VLOOKUP([.AF8]; [.$BG$3:.$BH$15]; 2; 0); VLOOKUP([.T8]; [.$BG$3:.$BH$15]; 2; 0))) / 600 * 0.15" office:value-type="float" office:value="0.134" calcext:value-type="float">
            <text:p>0.134</text:p>
          </table:table-cell>
          <table:table-cell table:formula="of:=(SUM(VLOOKUP([.B8]; [.$BG$3:.$BH$15]; 2; 0); VLOOKUP([.C8]; [.$BG$3:.$BH$15]; 2; 0); VLOOKUP([.D8]; [.$BG$3:.$BH$15]; 2; 0); VLOOKUP([.E8]; [.$BG$3:.$BH$15]; 2; 0); VLOOKUP([.F8]; [.$BG$3:.$BH$15]; 2; 0); VLOOKUP([.G8]; [.$BG$3:.$BH$15]; 2; 0); VLOOKUP([.J8]; [.$BG$3:.$BH$15]; 2; 0); VLOOKUP([.K8]; [.$BG$3:.$BH$15]; 2; 0); VLOOKUP([.L8]; [.$BG$3:.$BH$15]; 2; 0); VLOOKUP([.N8]; [.$BG$3:.$BH$15]; 2; 0); VLOOKUP([.O8]; [.$BG$3:.$BH$15]; 2; 0); VLOOKUP([.P8]; [.$BG$3:.$BH$15]; 2; 0); VLOOKUP([.U8]; [.$BG$3:.$BH$15]; 2; 0); VLOOKUP([.V8]; [.$BG$3:.$BH$15]; 2; 0); VLOOKUP([.W8]; [.$BG$3:.$BH$15]; 2; 0); VLOOKUP([.Y8]; [.$BG$3:.$BH$15]; 2; 0); VLOOKUP([.Z8]; [.$BG$3:.$BH$15]; 2; 0); VLOOKUP([.AA8]; [.$BG$3:.$BH$15]; 2; 0); VLOOKUP([.AE8]; [.$BG$3:.$BH$15]; 2; 0); VLOOKUP([.AG8]; [.$BG$3:.$BH$15]; 2; 0); VLOOKUP([.AH8]; [.$BG$3:.$BH$15]; 2; 0))) / 2100 * 0.15" office:value-type="float" office:value="0.132214285714286" calcext:value-type="float">
            <text:p>0.1322142857</text:p>
          </table:table-cell>
          <table:table-cell/>
          <table:table-cell table:number-columns-repeated="3" office:value-type="string" calcext:value-type="string">
            <text:p>B+</text:p>
          </table:table-cell>
          <table:table-cell table:formula="of:=(SUM(VLOOKUP([.AR8]; [.$BG$3:.$BH$15]; 2; 0); VLOOKUP([.AS8]; [.$BG$3:.$BH$15]; 2; 0); VLOOKUP([.AT8]; [.$BG$3:.$BH$15]; 2; 0))) / 300 * 0.2" office:value-type="float" office:value="0.178" calcext:value-type="float">
            <text:p>0.178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8]; [.$BG$3:.$BH$15]; 2; 0); VLOOKUP([.AX8]; [.$BG$3:.$BH$15]; 2; 0))) / 200 * 0.1" office:value-type="float" office:value="0.086" calcext:value-type="float">
            <text:p>0.086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C+</text:p>
          </table:table-cell>
          <table:table-cell table:style-name="ce38" table:number-columns-repeated="2"/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8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B+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9]; [.$BG$3:.$BH$15]; 2; 0); VLOOKUP([.S9]; [.$BG$3:.$BH$15]; 2; 0); VLOOKUP([.AD9]; [.$BG$3:.$BH$15]; 2; 0); VLOOKUP([.AK9]; [.$BG$3:.$BH$15]; 2; 0))) / 400 * 0.1" office:value-type="float" office:value="0.0935" calcext:value-type="float">
            <text:p>0.0935</text:p>
          </table:table-cell>
          <table:table-cell table:formula="of:=(SUM(VLOOKUP([.Q9]; [.$BG$3:.$BH$15]; 2; 0); VLOOKUP([.AB9]; [.$BG$3:.$BH$15]; 2; 0); VLOOKUP([.AI9]; [.$BG$3:.$BH$15]; 2; 0))) / 300 * 0.3" office:value-type="float" office:value="0.268" calcext:value-type="float">
            <text:p>0.268</text:p>
          </table:table-cell>
          <table:table-cell table:formula="of:=(SUM(VLOOKUP([.M9]; [.$BG$3:.$BH$15]; 2; 0); VLOOKUP([.R9]; [.$BG$3:.$BH$15]; 2; 0); VLOOKUP([.X9]; [.$BG$3:.$BH$15]; 2; 0); VLOOKUP([.AC9]; [.$BG$3:.$BH$15]; 2; 0); VLOOKUP([.AF9]; [.$BG$3:.$BH$15]; 2; 0); VLOOKUP([.I9]; [.$BG$3:.$BH$15]; 2; 0))) / 600 * 0.15" office:value-type="float" office:value="0.1335" calcext:value-type="float">
            <text:p>0.1335</text:p>
          </table:table-cell>
          <table:table-cell table:formula="of:=(SUM(VLOOKUP([.B9]; [.$BG$3:.$BH$15]; 2; 0); VLOOKUP([.C9]; [.$BG$3:.$BH$15]; 2; 0); VLOOKUP([.D9]; [.$BG$3:.$BH$15]; 2; 0); VLOOKUP([.E9]; [.$BG$3:.$BH$15]; 2; 0); VLOOKUP([.F9]; [.$BG$3:.$BH$15]; 2; 0); VLOOKUP([.G9]; [.$BG$3:.$BH$15]; 2; 0); VLOOKUP([.J9]; [.$BG$3:.$BH$15]; 2; 0); VLOOKUP([.K9]; [.$BG$3:.$BH$15]; 2; 0); VLOOKUP([.L9]; [.$BG$3:.$BH$15]; 2; 0); VLOOKUP([.N9]; [.$BG$3:.$BH$15]; 2; 0); VLOOKUP([.O9]; [.$BG$3:.$BH$15]; 2; 0); VLOOKUP([.P9]; [.$BG$3:.$BH$15]; 2; 0); VLOOKUP([.U9]; [.$BG$3:.$BH$15]; 2; 0); VLOOKUP([.V9]; [.$BG$3:.$BH$15]; 2; 0); VLOOKUP([.W9]; [.$BG$3:.$BH$15]; 2; 0); VLOOKUP([.Y9]; [.$BG$3:.$BH$15]; 2; 0); VLOOKUP([.Z9]; [.$BG$3:.$BH$15]; 2; 0); VLOOKUP([.AA9]; [.$BG$3:.$BH$15]; 2; 0); VLOOKUP([.AE9]; [.$BG$3:.$BH$15]; 2; 0); VLOOKUP([.AG9]; [.$BG$3:.$BH$15]; 2; 0); VLOOKUP([.AH9]; [.$BG$3:.$BH$15]; 2; 0))) / 2100 * 0.15" office:value-type="float" office:value="0.1355" calcext:value-type="float">
            <text:p>0.1355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formula="of:=(SUM(VLOOKUP([.AR9]; [.$BG$3:.$BH$15]; 2; 0); VLOOKUP([.AS9]; [.$BG$3:.$BH$15]; 2; 0); VLOOKUP([.AT9]; [.$BG$3:.$BH$15]; 2; 0))) / 300 * 0.2" office:value-type="float" office:value="0.169333333333333" calcext:value-type="float">
            <text:p>0.1693333333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W9]; [.$BG$3:.$BH$15]; 2; 0); VLOOKUP([.AX9]; [.$BG$3:.$BH$15]; 2; 0))) / 200 * 0.1" office:value-type="float" office:value="0.089" calcext:value-type="float">
            <text:p>0.089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C</text:p>
          </table:table-cell>
          <table:table-cell table:style-name="ce38" table:number-columns-repeated="2"/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0]; [.$BG$3:.$BH$15]; 2; 0); VLOOKUP([.S10]; [.$BG$3:.$BH$15]; 2; 0); VLOOKUP([.AD10]; [.$BG$3:.$BH$15]; 2; 0); VLOOKUP([.AK10]; [.$BG$3:.$BH$15]; 2; 0))) / 400 * 0.1" office:value-type="float" office:value="0.092" calcext:value-type="float">
            <text:p>0.092</text:p>
          </table:table-cell>
          <table:table-cell table:formula="of:=(SUM(VLOOKUP([.Q10]; [.$BG$3:.$BH$15]; 2; 0); VLOOKUP([.AB10]; [.$BG$3:.$BH$15]; 2; 0); VLOOKUP([.AI10]; [.$BG$3:.$BH$15]; 2; 0))) / 300 * 0.3" office:value-type="float" office:value="0.189" calcext:value-type="float">
            <text:p>0.189</text:p>
          </table:table-cell>
          <table:table-cell table:formula="of:=(SUM(VLOOKUP([.M10]; [.$BG$3:.$BH$15]; 2; 0); VLOOKUP([.R10]; [.$BG$3:.$BH$15]; 2; 0); VLOOKUP([.X10]; [.$BG$3:.$BH$15]; 2; 0); VLOOKUP([.AC10]; [.$BG$3:.$BH$15]; 2; 0); VLOOKUP([.AF10]; [.$BG$3:.$BH$15]; 2; 0); VLOOKUP([.T10]; [.$BG$3:.$BH$15]; 2; 0))) / 600 * 0.15" office:value-type="float" office:value="0.14" calcext:value-type="float">
            <text:p>0.14</text:p>
          </table:table-cell>
          <table:table-cell table:formula="of:=(SUM(VLOOKUP([.B10]; [.$BG$3:.$BH$15]; 2; 0); VLOOKUP([.C10]; [.$BG$3:.$BH$15]; 2; 0); VLOOKUP([.D10]; [.$BG$3:.$BH$15]; 2; 0); VLOOKUP([.E10]; [.$BG$3:.$BH$15]; 2; 0); VLOOKUP([.F10]; [.$BG$3:.$BH$15]; 2; 0); VLOOKUP([.G10]; [.$BG$3:.$BH$15]; 2; 0); VLOOKUP([.J10]; [.$BG$3:.$BH$15]; 2; 0); VLOOKUP([.K10]; [.$BG$3:.$BH$15]; 2; 0); VLOOKUP([.L10]; [.$BG$3:.$BH$15]; 2; 0); VLOOKUP([.N10]; [.$BG$3:.$BH$15]; 2; 0); VLOOKUP([.O10]; [.$BG$3:.$BH$15]; 2; 0); VLOOKUP([.P10]; [.$BG$3:.$BH$15]; 2; 0); VLOOKUP([.U10]; [.$BG$3:.$BH$15]; 2; 0); VLOOKUP([.V10]; [.$BG$3:.$BH$15]; 2; 0); VLOOKUP([.W10]; [.$BG$3:.$BH$15]; 2; 0); VLOOKUP([.Y10]; [.$BG$3:.$BH$15]; 2; 0); VLOOKUP([.Z10]; [.$BG$3:.$BH$15]; 2; 0); VLOOKUP([.AA10]; [.$BG$3:.$BH$15]; 2; 0); VLOOKUP([.AE10]; [.$BG$3:.$BH$15]; 2; 0); VLOOKUP([.AG10]; [.$BG$3:.$BH$15]; 2; 0); VLOOKUP([.AH10]; [.$BG$3:.$BH$15]; 2; 0))) / 2100 * 0.15" office:value-type="float" office:value="0.133357142857143" calcext:value-type="float">
            <text:p>0.1333571429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formula="of:=(SUM(VLOOKUP([.AR10]; [.$BG$3:.$BH$15]; 2; 0); VLOOKUP([.AS10]; [.$BG$3:.$BH$15]; 2; 0); VLOOKUP([.AT10]; [.$BG$3:.$BH$15]; 2; 0))) / 300 * 0.2" office:value-type="float" office:value="0.188" calcext:value-type="float">
            <text:p>0.188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formula="of:=(SUM(VLOOKUP([.AW10]; [.$BG$3:.$BH$15]; 2; 0); VLOOKUP([.AX10]; [.$BG$3:.$BH$15]; 2; 0))) / 200 * 0.1" office:value-type="float" office:value="0.091" calcext:value-type="float">
            <text:p>0.091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C+</text:p>
          </table:table-cell>
          <table:table-cell table:style-name="ce38" table:number-columns-repeated="2"/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8" office:value-type="string" calcext:value-type="string">
            <text:p>B-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1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-</text:p>
          </table:table-cell>
          <table:table-cell table:style-name="ce12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1]; [.$BG$3:.$BH$15]; 2; 0); VLOOKUP([.S11]; [.$BG$3:.$BH$15]; 2; 0); VLOOKUP([.AD11]; [.$BG$3:.$BH$15]; 2; 0); VLOOKUP([.AK11]; [.$BG$3:.$BH$15]; 2; 0))) / 400 * 0.1" office:value-type="float" office:value="0.09025" calcext:value-type="float">
            <text:p>0.09025</text:p>
          </table:table-cell>
          <table:table-cell table:formula="of:=(SUM(VLOOKUP([.Q11]; [.$BG$3:.$BH$15]; 2; 0); VLOOKUP([.AB11]; [.$BG$3:.$BH$15]; 2; 0); VLOOKUP([.AI11]; [.$BG$3:.$BH$15]; 2; 0))) / 300 * 0.3" office:value-type="float" office:value="0.248" calcext:value-type="float">
            <text:p>0.248</text:p>
          </table:table-cell>
          <table:table-cell table:formula="of:=(SUM(VLOOKUP([.M11]; [.$BG$3:.$BH$15]; 2; 0); VLOOKUP([.R11]; [.$BG$3:.$BH$15]; 2; 0); VLOOKUP([.X11]; [.$BG$3:.$BH$15]; 2; 0); VLOOKUP([.AC11]; [.$BG$3:.$BH$15]; 2; 0); VLOOKUP([.AF11]; [.$BG$3:.$BH$15]; 2; 0); VLOOKUP([.T11]; [.$BG$3:.$BH$15]; 2; 0))) / 600 * 0.15" office:value-type="float" office:value="0.12875" calcext:value-type="float">
            <text:p>0.12875</text:p>
          </table:table-cell>
          <table:table-cell table:formula="of:=(SUM(VLOOKUP([.B11]; [.$BG$3:.$BH$15]; 2; 0); VLOOKUP([.C11]; [.$BG$3:.$BH$15]; 2; 0); VLOOKUP([.D11]; [.$BG$3:.$BH$15]; 2; 0); VLOOKUP([.E11]; [.$BG$3:.$BH$15]; 2; 0); VLOOKUP([.F11]; [.$BG$3:.$BH$15]; 2; 0); VLOOKUP([.G11]; [.$BG$3:.$BH$15]; 2; 0); VLOOKUP([.J11]; [.$BG$3:.$BH$15]; 2; 0); VLOOKUP([.K11]; [.$BG$3:.$BH$15]; 2; 0); VLOOKUP([.L11]; [.$BG$3:.$BH$15]; 2; 0); VLOOKUP([.N11]; [.$BG$3:.$BH$15]; 2; 0); VLOOKUP([.O11]; [.$BG$3:.$BH$15]; 2; 0); VLOOKUP([.P11]; [.$BG$3:.$BH$15]; 2; 0); VLOOKUP([.U11]; [.$BG$3:.$BH$15]; 2; 0); VLOOKUP([.V11]; [.$BG$3:.$BH$15]; 2; 0); VLOOKUP([.W11]; [.$BG$3:.$BH$15]; 2; 0); VLOOKUP([.Y11]; [.$BG$3:.$BH$15]; 2; 0); VLOOKUP([.Z11]; [.$BG$3:.$BH$15]; 2; 0); VLOOKUP([.AA11]; [.$BG$3:.$BH$15]; 2; 0); VLOOKUP([.AE11]; [.$BG$3:.$BH$15]; 2; 0); VLOOKUP([.AG11]; [.$BG$3:.$BH$15]; 2; 0); VLOOKUP([.AH11]; [.$BG$3:.$BH$15]; 2; 0))) / 2100 * 0.15" office:value-type="float" office:value="0.133642857142857" calcext:value-type="float">
            <text:p>0.1336428571</text:p>
          </table:table-cell>
          <table:table-cell/>
          <table:table-cell table:number-columns-repeated="3" office:value-type="string" calcext:value-type="string">
            <text:p>C+</text:p>
          </table:table-cell>
          <table:table-cell table:formula="of:=(SUM(VLOOKUP([.AR11]; [.$BG$3:.$BH$15]; 2; 0); VLOOKUP([.AS11]; [.$BG$3:.$BH$15]; 2; 0); VLOOKUP([.AT11]; [.$BG$3:.$BH$15]; 2; 0))) / 300 * 0.2" office:value-type="float" office:value="0.158" calcext:value-type="float">
            <text:p>0.15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W11]; [.$BG$3:.$BH$15]; 2; 0); VLOOKUP([.AX11]; [.$BG$3:.$BH$15]; 2; 0))) / 200 * 0.1" office:value-type="float" office:value="0.093" calcext:value-type="float">
            <text:p>0.093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B-</text:p>
          </table:table-cell>
          <table:table-cell table:style-name="ce38" table:number-columns-repeated="2"/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7" office:value-type="string" calcext:value-type="string">
            <text:p>C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8" office:value-type="string" calcext:value-type="string">
            <text:p>F</text:p>
          </table:table-cell>
          <table:table-cell/>
          <table:table-cell table:formula="of:=(SUM(VLOOKUP([.H12]; [.$BG$3:.$BH$15]; 2; 0); VLOOKUP([.S12]; [.$BG$3:.$BH$15]; 2; 0); VLOOKUP([.AD12]; [.$BG$3:.$BH$15]; 2; 0); VLOOKUP([.AK12]; [.$BG$3:.$BH$15]; 2; 0))) / 400 * 0.1" office:value-type="float" office:value="0.04475" calcext:value-type="float">
            <text:p>0.04475</text:p>
          </table:table-cell>
          <table:table-cell table:formula="of:=(SUM(VLOOKUP([.Q12]; [.$BG$3:.$BH$15]; 2; 0); VLOOKUP([.AB12]; [.$BG$3:.$BH$15]; 2; 0); VLOOKUP([.AI12]; [.$BG$3:.$BH$15]; 2; 0))) / 300 * 0.3" office:value-type="float" office:value="0.235" calcext:value-type="float">
            <text:p>0.235</text:p>
          </table:table-cell>
          <table:table-cell table:formula="of:=(SUM(VLOOKUP([.M12]; [.$BG$3:.$BH$15]; 2; 0); VLOOKUP([.R12]; [.$BG$3:.$BH$15]; 2; 0); VLOOKUP([.X12]; [.$BG$3:.$BH$15]; 2; 0); VLOOKUP([.AC12]; [.$BG$3:.$BH$15]; 2; 0); VLOOKUP([.AF12]; [.$BG$3:.$BH$15]; 2; 0); VLOOKUP([.I12]; [.$BG$3:.$BH$15]; 2; 0))) / 600 * 0.15" office:value-type="float" office:value="0.1325" calcext:value-type="float">
            <text:p>0.1325</text:p>
          </table:table-cell>
          <table:table-cell table:formula="of:=(SUM(VLOOKUP([.B12]; [.$BG$3:.$BH$15]; 2; 0); VLOOKUP([.C12]; [.$BG$3:.$BH$15]; 2; 0); VLOOKUP([.D12]; [.$BG$3:.$BH$15]; 2; 0); VLOOKUP([.E12]; [.$BG$3:.$BH$15]; 2; 0); VLOOKUP([.F12]; [.$BG$3:.$BH$15]; 2; 0); VLOOKUP([.G12]; [.$BG$3:.$BH$15]; 2; 0); VLOOKUP([.J12]; [.$BG$3:.$BH$15]; 2; 0); VLOOKUP([.K12]; [.$BG$3:.$BH$15]; 2; 0); VLOOKUP([.L12]; [.$BG$3:.$BH$15]; 2; 0); VLOOKUP([.N12]; [.$BG$3:.$BH$15]; 2; 0); VLOOKUP([.O12]; [.$BG$3:.$BH$15]; 2; 0); VLOOKUP([.P12]; [.$BG$3:.$BH$15]; 2; 0); VLOOKUP([.U12]; [.$BG$3:.$BH$15]; 2; 0); VLOOKUP([.V12]; [.$BG$3:.$BH$15]; 2; 0); VLOOKUP([.W12]; [.$BG$3:.$BH$15]; 2; 0); VLOOKUP([.Y12]; [.$BG$3:.$BH$15]; 2; 0); VLOOKUP([.Z12]; [.$BG$3:.$BH$15]; 2; 0); VLOOKUP([.AA12]; [.$BG$3:.$BH$15]; 2; 0); VLOOKUP([.AE12]; [.$BG$3:.$BH$15]; 2; 0); VLOOKUP([.AG12]; [.$BG$3:.$BH$15]; 2; 0); VLOOKUP([.AH12]; [.$BG$3:.$BH$15]; 2; 0))) / 2100 * 0.15" office:value-type="float" office:value="0.133857142857143" calcext:value-type="float">
            <text:p>0.1338571429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12]; [.$BG$3:.$BH$15]; 2; 0); VLOOKUP([.AS12]; [.$BG$3:.$BH$15]; 2; 0); VLOOKUP([.AT12]; [.$BG$3:.$BH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W12]; [.$BG$3:.$BH$15]; 2; 0); VLOOKUP([.AX12]; [.$BG$3:.$BH$15]; 2; 0))) / 200 * 0.1" office:value-type="float" office:value="0.083" calcext:value-type="float">
            <text:p>0.083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B+</text:p>
          </table:table-cell>
          <table:table-cell table:style-name="ce38" table:number-columns-repeated="2"/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C+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3]; [.$BG$3:.$BH$15]; 2; 0); VLOOKUP([.S13]; [.$BG$3:.$BH$15]; 2; 0); VLOOKUP([.AD13]; [.$BG$3:.$BH$15]; 2; 0); VLOOKUP([.AK13]; [.$BG$3:.$BH$15]; 2; 0))) / 400 * 0.1" office:value-type="float" office:value="0.09275" calcext:value-type="float">
            <text:p>0.09275</text:p>
          </table:table-cell>
          <table:table-cell table:formula="of:=(SUM(VLOOKUP([.Q13]; [.$BG$3:.$BH$15]; 2; 0); VLOOKUP([.AB13]; [.$BG$3:.$BH$15]; 2; 0); VLOOKUP([.AI13]; [.$BG$3:.$BH$15]; 2; 0))) / 300 * 0.3" office:value-type="float" office:value="0.245" calcext:value-type="float">
            <text:p>0.245</text:p>
          </table:table-cell>
          <table:table-cell table:formula="of:=(SUM(VLOOKUP([.M13]; [.$BG$3:.$BH$15]; 2; 0); VLOOKUP([.R13]; [.$BG$3:.$BH$15]; 2; 0); VLOOKUP([.X13]; [.$BG$3:.$BH$15]; 2; 0); VLOOKUP([.AC13]; [.$BG$3:.$BH$15]; 2; 0); VLOOKUP([.AF13]; [.$BG$3:.$BH$15]; 2; 0); VLOOKUP([.I13]; [.$BG$3:.$BH$15]; 2; 0))) / 600 * 0.15" office:value-type="float" office:value="0.13475" calcext:value-type="float">
            <text:p>0.13475</text:p>
          </table:table-cell>
          <table:table-cell table:formula="of:=(SUM(VLOOKUP([.B13]; [.$BG$3:.$BH$15]; 2; 0); VLOOKUP([.C13]; [.$BG$3:.$BH$15]; 2; 0); VLOOKUP([.D13]; [.$BG$3:.$BH$15]; 2; 0); VLOOKUP([.E13]; [.$BG$3:.$BH$15]; 2; 0); VLOOKUP([.F13]; [.$BG$3:.$BH$15]; 2; 0); VLOOKUP([.G13]; [.$BG$3:.$BH$15]; 2; 0); VLOOKUP([.J13]; [.$BG$3:.$BH$15]; 2; 0); VLOOKUP([.K13]; [.$BG$3:.$BH$15]; 2; 0); VLOOKUP([.L13]; [.$BG$3:.$BH$15]; 2; 0); VLOOKUP([.N13]; [.$BG$3:.$BH$15]; 2; 0); VLOOKUP([.O13]; [.$BG$3:.$BH$15]; 2; 0); VLOOKUP([.P13]; [.$BG$3:.$BH$15]; 2; 0); VLOOKUP([.U13]; [.$BG$3:.$BH$15]; 2; 0); VLOOKUP([.V13]; [.$BG$3:.$BH$15]; 2; 0); VLOOKUP([.W13]; [.$BG$3:.$BH$15]; 2; 0); VLOOKUP([.Y13]; [.$BG$3:.$BH$15]; 2; 0); VLOOKUP([.Z13]; [.$BG$3:.$BH$15]; 2; 0); VLOOKUP([.AA13]; [.$BG$3:.$BH$15]; 2; 0); VLOOKUP([.AE13]; [.$BG$3:.$BH$15]; 2; 0); VLOOKUP([.AG13]; [.$BG$3:.$BH$15]; 2; 0); VLOOKUP([.AH13]; [.$BG$3:.$BH$15]; 2; 0))) / 2100 * 0.15" office:value-type="float" office:value="0.138714285714286" calcext:value-type="float">
            <text:p>0.1387142857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R13]; [.$BG$3:.$BH$15]; 2; 0); VLOOKUP([.AS13]; [.$BG$3:.$BH$15]; 2; 0); VLOOKUP([.AT13]; [.$BG$3:.$BH$15]; 2; 0))) / 300 * 0.2" office:value-type="float" office:value="0.174" calcext:value-type="float">
            <text:p>0.174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13]; [.$BG$3:.$BH$15]; 2; 0); VLOOKUP([.AX13]; [.$BG$3:.$BH$15]; 2; 0))) / 200 * 0.1" office:value-type="float" office:value="0.086" calcext:value-type="float">
            <text:p>0.086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A-</text:p>
          </table:table-cell>
          <table:table-cell table:style-name="ce38" table:number-columns-repeated="2"/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C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4]; [.$BG$3:.$BH$15]; 2; 0); VLOOKUP([.S14]; [.$BG$3:.$BH$15]; 2; 0); VLOOKUP([.AD14]; [.$BG$3:.$BH$15]; 2; 0); VLOOKUP([.AK14]; [.$BG$3:.$BH$15]; 2; 0))) / 400 * 0.1" office:value-type="float" office:value="0.09275" calcext:value-type="float">
            <text:p>0.09275</text:p>
          </table:table-cell>
          <table:table-cell table:formula="of:=(SUM(VLOOKUP([.Q14]; [.$BG$3:.$BH$15]; 2; 0); VLOOKUP([.AB14]; [.$BG$3:.$BH$15]; 2; 0); VLOOKUP([.AI14]; [.$BG$3:.$BH$15]; 2; 0))) / 300 * 0.3" office:value-type="float" office:value="0.241" calcext:value-type="float">
            <text:p>0.241</text:p>
          </table:table-cell>
          <table:table-cell table:formula="of:=(SUM(VLOOKUP([.M14]; [.$BG$3:.$BH$15]; 2; 0); VLOOKUP([.R14]; [.$BG$3:.$BH$15]; 2; 0); VLOOKUP([.X14]; [.$BG$3:.$BH$15]; 2; 0); VLOOKUP([.AC14]; [.$BG$3:.$BH$15]; 2; 0); VLOOKUP([.AF14]; [.$BG$3:.$BH$15]; 2; 0); VLOOKUP([.I14]; [.$BG$3:.$BH$15]; 2; 0))) / 600 * 0.15" office:value-type="float" office:value="0.136" calcext:value-type="float">
            <text:p>0.136</text:p>
          </table:table-cell>
          <table:table-cell table:formula="of:=(SUM(VLOOKUP([.B14]; [.$BG$3:.$BH$15]; 2; 0); VLOOKUP([.C14]; [.$BG$3:.$BH$15]; 2; 0); VLOOKUP([.D14]; [.$BG$3:.$BH$15]; 2; 0); VLOOKUP([.E14]; [.$BG$3:.$BH$15]; 2; 0); VLOOKUP([.F14]; [.$BG$3:.$BH$15]; 2; 0); VLOOKUP([.G14]; [.$BG$3:.$BH$15]; 2; 0); VLOOKUP([.J14]; [.$BG$3:.$BH$15]; 2; 0); VLOOKUP([.K14]; [.$BG$3:.$BH$15]; 2; 0); VLOOKUP([.L14]; [.$BG$3:.$BH$15]; 2; 0); VLOOKUP([.N14]; [.$BG$3:.$BH$15]; 2; 0); VLOOKUP([.O14]; [.$BG$3:.$BH$15]; 2; 0); VLOOKUP([.P14]; [.$BG$3:.$BH$15]; 2; 0); VLOOKUP([.U14]; [.$BG$3:.$BH$15]; 2; 0); VLOOKUP([.V14]; [.$BG$3:.$BH$15]; 2; 0); VLOOKUP([.W14]; [.$BG$3:.$BH$15]; 2; 0); VLOOKUP([.Y14]; [.$BG$3:.$BH$15]; 2; 0); VLOOKUP([.Z14]; [.$BG$3:.$BH$15]; 2; 0); VLOOKUP([.AA14]; [.$BG$3:.$BH$15]; 2; 0); VLOOKUP([.AE14]; [.$BG$3:.$BH$15]; 2; 0); VLOOKUP([.AG14]; [.$BG$3:.$BH$15]; 2; 0); VLOOKUP([.AH14]; [.$BG$3:.$BH$15]; 2; 0))) / 2100 * 0.15" office:value-type="float" office:value="0.138071428571429" calcext:value-type="float">
            <text:p>0.1380714286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table:formula="of:=(SUM(VLOOKUP([.AR14]; [.$BG$3:.$BH$15]; 2; 0); VLOOKUP([.AS14]; [.$BG$3:.$BH$15]; 2; 0); VLOOKUP([.AT14]; [.$BG$3:.$BH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W14]; [.$BG$3:.$BH$15]; 2; 0); VLOOKUP([.AX14]; [.$BG$3:.$BH$15]; 2; 0))) / 200 * 0.1" office:value-type="float" office:value="0.096" calcext:value-type="float">
            <text:p>0.096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C+</text:p>
          </table:table-cell>
          <table:table-cell table:style-name="ce38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7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5]; [.$BG$3:.$BH$15]; 2; 0); VLOOKUP([.S15]; [.$BG$3:.$BH$15]; 2; 0); VLOOKUP([.AD15]; [.$BG$3:.$BH$15]; 2; 0); VLOOKUP([.AK15]; [.$BG$3:.$BH$15]; 2; 0))) / 400 * 0.1" office:value-type="float" office:value="0.09275" calcext:value-type="float">
            <text:p>0.09275</text:p>
          </table:table-cell>
          <table:table-cell table:formula="of:=(SUM(VLOOKUP([.Q15]; [.$BG$3:.$BH$15]; 2; 0); VLOOKUP([.AB15]; [.$BG$3:.$BH$15]; 2; 0); VLOOKUP([.AI15]; [.$BG$3:.$BH$15]; 2; 0))) / 300 * 0.3" office:value-type="float" office:value="0.189" calcext:value-type="float">
            <text:p>0.189</text:p>
          </table:table-cell>
          <table:table-cell table:formula="of:=(SUM(VLOOKUP([.M15]; [.$BG$3:.$BH$15]; 2; 0); VLOOKUP([.R15]; [.$BG$3:.$BH$15]; 2; 0); VLOOKUP([.X15]; [.$BG$3:.$BH$15]; 2; 0); VLOOKUP([.AC15]; [.$BG$3:.$BH$15]; 2; 0); VLOOKUP([.AF15]; [.$BG$3:.$BH$15]; 2; 0); VLOOKUP([.T15]; [.$BG$3:.$BH$15]; 2; 0))) / 600 * 0.15" office:value-type="float" office:value="0.141" calcext:value-type="float">
            <text:p>0.141</text:p>
          </table:table-cell>
          <table:table-cell table:formula="of:=(SUM(VLOOKUP([.B15]; [.$BG$3:.$BH$15]; 2; 0); VLOOKUP([.C15]; [.$BG$3:.$BH$15]; 2; 0); VLOOKUP([.D15]; [.$BG$3:.$BH$15]; 2; 0); VLOOKUP([.E15]; [.$BG$3:.$BH$15]; 2; 0); VLOOKUP([.F15]; [.$BG$3:.$BH$15]; 2; 0); VLOOKUP([.G15]; [.$BG$3:.$BH$15]; 2; 0); VLOOKUP([.J15]; [.$BG$3:.$BH$15]; 2; 0); VLOOKUP([.K15]; [.$BG$3:.$BH$15]; 2; 0); VLOOKUP([.L15]; [.$BG$3:.$BH$15]; 2; 0); VLOOKUP([.N15]; [.$BG$3:.$BH$15]; 2; 0); VLOOKUP([.O15]; [.$BG$3:.$BH$15]; 2; 0); VLOOKUP([.P15]; [.$BG$3:.$BH$15]; 2; 0); VLOOKUP([.U15]; [.$BG$3:.$BH$15]; 2; 0); VLOOKUP([.V15]; [.$BG$3:.$BH$15]; 2; 0); VLOOKUP([.W15]; [.$BG$3:.$BH$15]; 2; 0); VLOOKUP([.Y15]; [.$BG$3:.$BH$15]; 2; 0); VLOOKUP([.Z15]; [.$BG$3:.$BH$15]; 2; 0); VLOOKUP([.AA15]; [.$BG$3:.$BH$15]; 2; 0); VLOOKUP([.AE15]; [.$BG$3:.$BH$15]; 2; 0); VLOOKUP([.AG15]; [.$BG$3:.$BH$15]; 2; 0); VLOOKUP([.AH15]; [.$BG$3:.$BH$15]; 2; 0))) / 2100 * 0.15" office:value-type="float" office:value="0.130071428571429" calcext:value-type="float">
            <text:p>0.1300714286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table:formula="of:=(SUM(VLOOKUP([.AR15]; [.$BG$3:.$BH$15]; 2; 0); VLOOKUP([.AS15]; [.$BG$3:.$BH$15]; 2; 0); VLOOKUP([.AT15]; [.$BG$3:.$BH$15]; 2; 0))) / 300 * 0.2" office:value-type="float" office:value="0.0993333333333333" calcext:value-type="float">
            <text:p>0.099333333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formula="of:=(SUM(VLOOKUP([.AW15]; [.$BG$3:.$BH$15]; 2; 0); VLOOKUP([.AX15]; [.$BG$3:.$BH$15]; 2; 0))) / 200 * 0.1" office:value-type="float" office:value="0.0925" calcext:value-type="float">
            <text:p>0.0925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B-</text:p>
          </table:table-cell>
          <table:table-cell table:style-name="ce38" table:number-columns-repeated="2"/>
          <table:table-cell/>
          <table:table-cell table:style-name="ce45"/>
          <table:table-cell table:style-name="ce48"/>
          <table:table-cell/>
          <table:table-cell table:style-name="ce45"/>
          <table:table-cell table:style-name="ce51"/>
          <table:table-cell table:number-columns-repeated="961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8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6]; [.$BG$3:.$BH$15]; 2; 0); VLOOKUP([.S16]; [.$BG$3:.$BH$15]; 2; 0); VLOOKUP([.AD16]; [.$BG$3:.$BH$15]; 2; 0); VLOOKUP([.AK16]; [.$BG$3:.$BH$15]; 2; 0))) / 400 * 0.1" office:value-type="float" office:value="0.0885" calcext:value-type="float">
            <text:p>0.0885</text:p>
          </table:table-cell>
          <table:table-cell table:formula="of:=(SUM(VLOOKUP([.Q16]; [.$BG$3:.$BH$15]; 2; 0); VLOOKUP([.AB16]; [.$BG$3:.$BH$15]; 2; 0); VLOOKUP([.AI16]; [.$BG$3:.$BH$15]; 2; 0))) / 300 * 0.3" office:value-type="float" office:value="0.262" calcext:value-type="float">
            <text:p>0.262</text:p>
          </table:table-cell>
          <table:table-cell table:formula="of:=(SUM(VLOOKUP([.M16]; [.$BG$3:.$BH$15]; 2; 0); VLOOKUP([.R16]; [.$BG$3:.$BH$15]; 2; 0); VLOOKUP([.X16]; [.$BG$3:.$BH$15]; 2; 0); VLOOKUP([.AC16]; [.$BG$3:.$BH$15]; 2; 0); VLOOKUP([.AF16]; [.$BG$3:.$BH$15]; 2; 0); VLOOKUP([.I16]; [.$BG$3:.$BH$15]; 2; 0))) / 600 * 0.15" office:value-type="float" office:value="0.13275" calcext:value-type="float">
            <text:p>0.13275</text:p>
          </table:table-cell>
          <table:table-cell table:formula="of:=(SUM(VLOOKUP([.B16]; [.$BG$3:.$BH$15]; 2; 0); VLOOKUP([.C16]; [.$BG$3:.$BH$15]; 2; 0); VLOOKUP([.D16]; [.$BG$3:.$BH$15]; 2; 0); VLOOKUP([.E16]; [.$BG$3:.$BH$15]; 2; 0); VLOOKUP([.F16]; [.$BG$3:.$BH$15]; 2; 0); VLOOKUP([.G16]; [.$BG$3:.$BH$15]; 2; 0); VLOOKUP([.J16]; [.$BG$3:.$BH$15]; 2; 0); VLOOKUP([.K16]; [.$BG$3:.$BH$15]; 2; 0); VLOOKUP([.L16]; [.$BG$3:.$BH$15]; 2; 0); VLOOKUP([.N16]; [.$BG$3:.$BH$15]; 2; 0); VLOOKUP([.O16]; [.$BG$3:.$BH$15]; 2; 0); VLOOKUP([.P16]; [.$BG$3:.$BH$15]; 2; 0); VLOOKUP([.U16]; [.$BG$3:.$BH$15]; 2; 0); VLOOKUP([.V16]; [.$BG$3:.$BH$15]; 2; 0); VLOOKUP([.W16]; [.$BG$3:.$BH$15]; 2; 0); VLOOKUP([.Y16]; [.$BG$3:.$BH$15]; 2; 0); VLOOKUP([.Z16]; [.$BG$3:.$BH$15]; 2; 0); VLOOKUP([.AA16]; [.$BG$3:.$BH$15]; 2; 0); VLOOKUP([.AE16]; [.$BG$3:.$BH$15]; 2; 0); VLOOKUP([.AG16]; [.$BG$3:.$BH$15]; 2; 0); VLOOKUP([.AH16]; [.$BG$3:.$BH$15]; 2; 0))) / 2100 * 0.15" office:value-type="float" office:value="0.136" calcext:value-type="float">
            <text:p>0.136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formula="of:=(SUM(VLOOKUP([.AR16]; [.$BG$3:.$BH$15]; 2; 0); VLOOKUP([.AS16]; [.$BG$3:.$BH$15]; 2; 0); VLOOKUP([.AT16]; [.$BG$3:.$BH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W16]; [.$BG$3:.$BH$15]; 2; 0); VLOOKUP([.AX16]; [.$BG$3:.$BH$15]; 2; 0))) / 200 * 0.1" office:value-type="float" office:value="0.093" calcext:value-type="float">
            <text:p>0.093</text:p>
          </table:table-cell>
          <table:table-cell table:number-columns-repeated="2"/>
          <table:table-cell table:style-name="ce38"/>
          <table:table-cell table:style-name="ce38" office:value-type="string" calcext:value-type="string">
            <text:p>B-</text:p>
          </table:table-cell>
          <table:table-cell table:style-name="ce38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47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8"/>
          <table:table-cell table:style-name="ce8"/>
          <table:table-cell table:number-columns-repeated="17"/>
          <table:table-cell table:style-name="ce8"/>
          <table:table-cell table:number-columns-repeated="16"/>
          <table:table-cell table:style-name="ce38"/>
          <table:table-cell table:style-name="ce38" office:value-type="string" calcext:value-type="string">
            <text:p>B+</text:p>
          </table:table-cell>
          <table:table-cell table:style-name="ce38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47"/>
          <table:table-cell table:number-columns-repeated="961"/>
        </table:table-row>
        <table:table-row table:style-name="ro1">
          <table:table-cell table:style-name="ce2"/>
          <table:table-cell table:number-columns-repeated="52"/>
          <table:table-cell table:style-name="ce38"/>
          <table:table-cell table:style-name="ce38" office:value-type="string" calcext:value-type="string">
            <text:p>B</text:p>
          </table:table-cell>
          <table:table-cell table:style-name="ce38" table:number-columns-repeated="2"/>
          <table:table-cell table:number-columns-repeated="967"/>
        </table:table-row>
        <table:table-row table:style-name="ro1">
          <table:table-cell table:number-columns-repeated="53"/>
          <table:table-cell table:style-name="ce38"/>
          <table:table-cell table:style-name="ce38" office:value-type="string" calcext:value-type="string">
            <text:p>B+</text:p>
          </table:table-cell>
          <table:table-cell table:style-name="ce38" table:number-columns-repeated="2"/>
          <table:table-cell table:number-columns-repeated="967"/>
        </table:table-row>
        <table:table-row table:style-name="ro1">
          <table:table-cell table:number-columns-repeated="19"/>
          <table:table-cell table:style-name="Default"/>
          <table:table-cell table:number-columns-repeated="33"/>
          <table:table-cell table:style-name="ce38" table:number-columns-repeated="4"/>
          <table:table-cell table:number-columns-repeated="967"/>
        </table:table-row>
        <table:table-row table:style-name="ro1" table:number-rows-repeated="2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33"/>
          <table:table-cell table:style-name="ce38" table:number-columns-repeated="4"/>
          <table:table-cell table:number-columns-repeated="967"/>
        </table:table-row>
        <table:table-row table:style-name="ro1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33"/>
          <table:table-cell table:style-name="ce41" table:number-columns-repeated="2"/>
          <table:table-cell table:style-name="ce38" table:formula="of:=AVERAGE([.BD2:.BD22])" office:value-type="string" office:string-value="" calcext:value-type="error">
            <text:p>Err:509</text:p>
          </table:table-cell>
          <table:table-cell table:style-name="ce38" table:formula="of:=AVERAGE([.BE2:.BE22])" office:value-type="string" office:string-value="" calcext:value-type="error">
            <text:p>#DIV/0!</text:p>
          </table:table-cell>
          <table:table-cell table:number-columns-repeated="967"/>
        </table:table-row>
        <table:table-row table:style-name="ro1" table:number-rows-repeated="12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ce18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4:34:16.83283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8T16:39:50.113388763</dc:date>
    <meta:editing-duration>P10DT10H22M49S</meta:editing-duration>
    <meta:editing-cycles>433</meta:editing-cycles>
    <meta:generator>LibreOffice/4.2.8.2$Linux_X86_64 LibreOffice_project/420m0$Build-2</meta:generator>
    <meta:printed-by>Gregory Kapfhammer</meta:printed-by>
    <meta:print-date>2012-12-31T15:26:41</meta:print-date>
    <meta:document-statistic meta:table-count="1" meta:cell-count="792" meta:object-count="0"/>
  </office:meta>
</office:document-meta>
</file>